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 style:data-style-name="N0">
      <style:table-cell-properties fo:background-color="#CCCCCC"/>
    </style:style>
    <style:style style:name="ce7" style:family="table-cell" style:parent-style-name="Bad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ce8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 style:font-name="Calibri" style:font-name-asian="Calibri" style:font-name-complex="Calibri"/>
    </style:style>
    <style:style style:name="ce9" style:family="table-cell" style:parent-style-name="Good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0.449791666666667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7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10" table:number-columns-repeated="16363" table:default-cell-style-name="ce1"/>
        <table:table-row table:style-name="ro1">
          <table:table-cell office:value-type="string" table:style-name="ce2">
            <text:p>Use Case</text:p>
          </table:table-cell>
          <table:table-cell office:value-type="string" table:style-name="ce2">
            <text:p>Estimation (total h)</text:p>
          </table:table-cell>
          <table:table-cell office:value-type="string" table:style-name="ce2">
            <text:p>Documentation (h)</text:p>
          </table:table-cell>
          <table:table-cell office:value-type="string" table:style-name="ce2">
            <text:p>Coding (h)</text:p>
          </table:table-cell>
          <table:table-cell office:value-type="string" table:style-name="ce2">
            <text:p>Testing (h)</text:p>
          </table:table-cell>
          <table:table-cell office:value-type="string" table:style-name="ce2">
            <text:p>Warm-up (h)</text:p>
          </table:table-cell>
          <table:table-cell office:value-type="string" table:style-name="ce2">
            <text:p>Total (h)</text:p>
          </table:table-cell>
          <table:table-cell table:style-name="ce3"/>
          <table:table-cell office:value-type="string" table:style-name="ce2">
            <text:p>Transaction</text:p>
          </table:table-cell>
          <table:table-cell office:value-type="string" table:style-name="ce4">
            <text:p>Number of</text:p>
          </table:table-cell>
          <table:table-cell office:value-type="string" table:style-name="ce4">
            <text:p>Complexity</text:p>
          </table:table-cell>
          <table:table-cell office:value-type="string" table:style-name="ce2">
            <text:p>DET</text:p>
          </table:table-cell>
          <table:table-cell office:value-type="string" table:style-name="ce2">
            <text:p>RET</text:p>
          </table:table-cell>
          <table:table-cell office:value-type="string" table:style-name="ce2">
            <text:p>FTR</text:p>
          </table:table-cell>
          <table:table-cell office:value-type="string" table:style-name="ce2">
            <text:p>FP</text:p>
          </table:table-cell>
          <table:table-cell table:style-name="ce1"/>
          <table:table-cell office:value-type="string" table:style-name="ce8">
            <text:p>Old</text:p>
          </table:table-cell>
          <table:table-cell table:number-columns-repeated="3" table:style-name="ce1"/>
          <table:table-cell office:value-type="string" table:style-name="ce1">
            <text:p>Fac (only for calc)</text:p>
          </table:table-cell>
          <table:table-cell table:number-columns-repeated="16363"/>
        </table:table-row>
        <table:table-row table:style-name="ro1">
          <table:table-cell table:number-columns-repeated="7" table:style-name="ce1"/>
          <table:table-cell table:style-name="ce5"/>
          <table:table-cell table:number-columns-repeated="8" table:style-name="ce1"/>
          <table:table-cell office:value-type="string" table:style-name="ce9">
            <text:p>New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Confirm Relationship</text:p>
          </table:table-cell>
          <table:table-cell office:value-type="float" office:value="8" table:style-name="ce6">
            <text:p>8</text:p>
          </table:table-cell>
          <table:table-cell table:number-columns-repeated="4" table:style-name="ce6"/>
          <table:table-cell office:value-type="float" office:value="0" table:formula="of:=[.F3]+[.E3]+[.D3]+[.C3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low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formula="of:=[.J3]*[.U3]+[.J4]*[.U4]+[.J5]*[.U5]+[.J6]*[.U6]+[.J7]*[.U7]" table:style-name="ce6">
            <text:p>26</text:p>
          </table:table-cell>
          <table:table-cell table:number-columns-repeated="5" table:style-name="ce1"/>
          <table:table-cell office:value-type="float" office:value="3" table:formula="of:=IF([.K3]=&quot;low&quot;;3;IF([.K3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4]=&quot;low&quot;;4;IF([.K4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5]=&quot;low&quot;;3;IF([.K5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6]=&quot;low&quot;;7;IF([.K6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7]=&quot;low&quot;;5;IF([.K7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7">
            <text:p>Cronjob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office:value-type="float" office:value="2" table:style-name="ce6">
            <text:p>2</text:p>
          </table:table-cell>
          <table:table-cell office:value-type="float" office:value="0.33333333333333331" table:formula="of:=1/3" table:style-name="ce6">
            <text:p>0,333333333</text:p>
          </table:table-cell>
          <table:table-cell office:value-type="float" office:value="1.6666666666666667" table:formula="of:=5/3" table:style-name="ce6">
            <text:p>1,666666667</text:p>
          </table:table-cell>
          <table:table-cell office:value-type="float" office:value="5.5" table:formula="of:=[.C9]+[.D9]+[.E9]+[.F9]" table:style-name="ce6">
            <text:p>5,5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3" table:style-name="ce6"/>
          <table:table-cell office:value-type="float" office:value="21" table:formula="of:=[.J9]*[.U9]+[.J10]*[.U10]+[.J11]*[.U11]+[.J12]*[.U12]+[.J13]*[.U13]" table:style-name="ce6">
            <text:p>21</text:p>
          </table:table-cell>
          <table:table-cell table:number-columns-repeated="5" table:style-name="ce1"/>
          <table:table-cell office:value-type="float" office:value="3" table:formula="of:=IF([.K9]=&quot;low&quot;;3;IF([.K9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10]=&quot;low&quot;;4;IF([.K10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11]=&quot;low&quot;;3;IF([.K1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12]=&quot;low&quot;;7;IF([.K12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13]=&quot;low&quot;;5;IF([.K13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7">
            <text:p>Edit Profile</text:p>
          </table:table-cell>
          <table:table-cell table:style-name="ce6"/>
          <table:table-cell office:value-type="float" office:value="6" table:style-name="ce6">
            <text:p>6</text:p>
          </table:table-cell>
          <table:table-cell office:value-type="float" office:value="15.75" table:style-name="ce6">
            <text:p>15,75</text:p>
          </table:table-cell>
          <table:table-cell office:value-type="float" office:value="1.75" table:style-name="ce6">
            <text:p>1,75</text:p>
          </table:table-cell>
          <table:table-cell office:value-type="float" office:value="5.5" table:style-name="ce6">
            <text:p>5,5</text:p>
          </table:table-cell>
          <table:table-cell office:value-type="float" office:value="29" table:formula="of:=[.C15]+[.D15]+[.E15]+[.F15]" table:style-name="ce6">
            <text:p>29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high</text:p>
          </table:table-cell>
          <table:table-cell office:value-type="float" office:value="25" table:style-name="ce6">
            <text:p>25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165" table:formula="of:=[.J15]*[.U15]+[.J16]*[.U16]+[.J17]*[.U17]+[.J18]*[.U18]+[.J19]*[.U19]" table:style-name="ce6">
            <text:p>165</text:p>
          </table:table-cell>
          <table:table-cell table:number-columns-repeated="5" table:style-name="ce1"/>
          <table:table-cell office:value-type="float" office:value="6" table:formula="of:=IF([.K15]=&quot;low&quot;;3;IF([.K15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high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16]=&quot;low&quot;;4;IF([.K16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high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6" table:formula="of:=IF([.K17]=&quot;low&quot;;3;IF([.K1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vg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10" table:formula="of:=IF([.K18]=&quot;low&quot;;7;IF([.K18]=&quot;avg&quot;;10;15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vg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19]=&quot;low&quot;;5;IF([.K19]=&quot;avg&quot;;7;10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9">
            <text:p>Manage Shared Information</text:p>
          </table:table-cell>
          <table:table-cell office:value-type="float" office:value="33" table:style-name="ce6">
            <text:p>33</text:p>
          </table:table-cell>
          <table:table-cell table:number-columns-repeated="4" table:style-name="ce6"/>
          <table:table-cell office:value-type="float" office:value="0" table:formula="of:=[.C21]+[.D21]+[.E21]+[.F21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high</text:p>
          </table:table-cell>
          <table:table-cell office:value-type="float" office:value="21" table:style-name="ce6">
            <text:p>21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74" table:formula="of:=[.J21]*[.U21]+[.J22]*[.U22]+[.J23]*[.U23]+[.J24]*[.U24]+[.J25]*[.U25]" table:style-name="ce6">
            <text:p>174</text:p>
          </table:table-cell>
          <table:table-cell table:number-columns-repeated="5" table:style-name="ce1"/>
          <table:table-cell office:value-type="float" office:value="6" table:formula="of:=IF([.K21]=&quot;low&quot;;3;IF([.K21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high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22]=&quot;low&quot;;4;IF([.K22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high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6" table:formula="of:=IF([.K23]=&quot;low&quot;;3;IF([.K23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vg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10" table:formula="of:=IF([.K24]=&quot;low&quot;;7;IF([.K24]=&quot;avg&quot;;10;15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vg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25]=&quot;low&quot;;5;IF([.K25]=&quot;avg&quot;;7;10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7">
            <text:p>Registration</text:p>
          </table:table-cell>
          <table:table-cell table:style-name="ce6"/>
          <table:table-cell office:value-type="float" office:value="4.5" table:style-name="ce6">
            <text:p>4,5</text:p>
          </table:table-cell>
          <table:table-cell office:value-type="float" office:value="15.333333333333334" table:formula="of:=15+1/3" table:style-name="ce6">
            <text:p>15,33333333</text:p>
          </table:table-cell>
          <table:table-cell office:value-type="float" office:value="2.8333333333333335" table:formula="of:=2+5/6" table:style-name="ce6">
            <text:p>2,833333333</text:p>
          </table:table-cell>
          <table:table-cell office:value-type="float" office:value="5" table:style-name="ce6">
            <text:p>5</text:p>
          </table:table-cell>
          <table:table-cell office:value-type="float" office:value="27.666666666666668" table:formula="of:=[.F27]+[.E27]+[.D27]+[.C27]" table:style-name="ce6">
            <text:p>27,66666667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40" table:style-name="ce6">
            <text:p>40</text:p>
          </table:table-cell>
          <table:table-cell table:number-columns-repeated="5" table:style-name="ce1"/>
          <table:table-cell office:value-type="float" office:value="6" table:formula="of:=IF([.K27]=&quot;low&quot;;3;IF([.K2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28]=&quot;low&quot;;4;IF([.K28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29]=&quot;low&quot;;3;IF([.K29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30]=&quot;low&quot;;7;IF([.K30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31]=&quot;low&quot;;5;IF([.K31]=&quot;avg&quot;;7;10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9">
            <text:p>Create Group</text:p>
          </table:table-cell>
          <table:table-cell office:value-type="float" office:value="8" table:style-name="ce6">
            <text:p>8</text:p>
          </table:table-cell>
          <table:table-cell table:number-columns-repeated="4" table:style-name="ce6"/>
          <table:table-cell office:value-type="float" office:value="0" table:formula="of:=[.F33]+[.E33]+[.D33]+[.C33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30" table:style-name="ce6">
            <text:p>30</text:p>
          </table:table-cell>
          <table:table-cell table:number-columns-repeated="5" table:style-name="ce1"/>
          <table:table-cell office:value-type="float" office:value="6" table:formula="of:=IF([.K33]=&quot;low&quot;;3;IF([.K33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34]=&quot;low&quot;;4;IF([.K34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35]=&quot;low&quot;;3;IF([.K35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36]=&quot;low&quot;;7;IF([.K36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37]=&quot;low&quot;;5;IF([.K37]=&quot;avg&quot;;7;10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7">
            <text:p>Engage Friendship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1.5" table:style-name="ce6">
            <text:p>1,5</text:p>
          </table:table-cell>
          <table:table-cell office:value-type="float" office:value="0.5" table:style-name="ce6">
            <text:p>0,5</text:p>
          </table:table-cell>
          <table:table-cell office:value-type="float" office:value="9" table:formula="of:=[.F39]+[.E39]+[.D39]+[.C39]" table:style-name="ce6">
            <text:p>9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3" table:style-name="ce6"/>
          <table:table-cell office:value-type="float" office:value="35" table:formula="of:=[.J39]*[.U39]+[.J40]*[.U40]+[.J41]*[.U41]+[.J42]*[.U42]+[.J43]*[.U43]" table:style-name="ce6">
            <text:p>35</text:p>
          </table:table-cell>
          <table:table-cell table:number-columns-repeated="5" table:style-name="ce1"/>
          <table:table-cell office:value-type="float" office:value="3" table:formula="of:=IF([.K39]=&quot;low&quot;;3;IF([.K39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40]=&quot;low&quot;;4;IF([.K40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41]=&quot;low&quot;;3;IF([.K4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42]=&quot;low&quot;;7;IF([.K42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43]=&quot;low&quot;;5;IF([.K43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9">
            <text:p>Maintain Contacts</text:p>
          </table:table-cell>
          <table:table-cell office:value-type="float" office:value="9" table:style-name="ce6">
            <text:p>9</text:p>
          </table:table-cell>
          <table:table-cell table:number-columns-repeated="4" table:style-name="ce6"/>
          <table:table-cell office:value-type="float" office:value="0" table:formula="of:=[.F45]+[.E45]+[.D45]+[.C45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low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6" table:formula="of:=[.J45]*[.U45]+[.J46]*[.U46]+[.J47]*[.U47]+[.J48]*[.U48]+[.J49]*[.U49]" table:style-name="ce6">
            <text:p>26</text:p>
          </table:table-cell>
          <table:table-cell table:number-columns-repeated="5" table:style-name="ce1"/>
          <table:table-cell office:value-type="float" office:value="3" table:formula="of:=IF([.K45]=&quot;low&quot;;3;IF([.K45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46]=&quot;low&quot;;4;IF([.K46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47]=&quot;low&quot;;3;IF([.K47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48]=&quot;low&quot;;7;IF([.K48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49]=&quot;low&quot;;5;IF([.K49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7">
            <text:p>Receive E-Mail Notification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2.5" table:style-name="ce6">
            <text:p>2,5</text:p>
          </table:table-cell>
          <table:table-cell office:value-type="float" office:value="0.5" table:style-name="ce6">
            <text:p>0,5</text:p>
          </table:table-cell>
          <table:table-cell office:value-type="float" office:value="1.5" table:style-name="ce6">
            <text:p>1,5</text:p>
          </table:table-cell>
          <table:table-cell office:value-type="float" office:value="7.5" table:formula="of:=[.F51]+[.E51]+[.D51]+[.C51]" table:style-name="ce6">
            <text:p>7,5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3" table:style-name="ce6"/>
          <table:table-cell office:value-type="float" office:value="23" table:formula="of:=[.J51]*[.U51]+[.J52]*[.U52]+[.J53]*[.U53]+[.J54]*[.U54]+[.J55]*[.U55]" table:style-name="ce6">
            <text:p>23</text:p>
          </table:table-cell>
          <table:table-cell table:number-columns-repeated="5" table:style-name="ce1"/>
          <table:table-cell office:value-type="float" office:value="3" table:formula="of:=IF([.K51]=&quot;low&quot;;3;IF([.K5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52]=&quot;low&quot;;4;IF([.K52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53]=&quot;low&quot;;3;IF([.K53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54]=&quot;low&quot;;7;IF([.K54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55]=&quot;low&quot;;5;IF([.K55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9">
            <text:p>Show Information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float" office:value="0" table:formula="of:=[.F57]+[.E57]+[.D57]+[.C57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18" table:style-name="ce6">
            <text:p>18</text:p>
          </table:table-cell>
          <table:table-cell table:number-columns-repeated="5" table:style-name="ce1"/>
          <table:table-cell office:value-type="float" office:value="6" table:formula="of:=IF([.K57]=&quot;low&quot;;3;IF([.K5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58]=&quot;low&quot;;4;IF([.K58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59]=&quot;low&quot;;3;IF([.K59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60]=&quot;low&quot;;7;IF([.K60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61]=&quot;low&quot;;5;IF([.K61]=&quot;avg&quot;;7;10))" table:style-name="ce1">
            <text:p>10</text:p>
          </table:table-cell>
          <table:table-cell table:number-columns-repeated="16363"/>
        </table:table-row>
        <table:table-row table:number-rows-repeated="1048515" table:style-name="ro2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Wagner, Daniel</dc:creator>
    <meta:creation-date>2017-04-18T19:46:00Z</meta:creation-date>
    <dc:date>2017-06-14T18:24:01Z</dc:date>
    <meta:editing-cycles>3</meta:editing-cycles>
    <meta:editing-duration>PT7556S</meta:editing-duration>
    <meta:user-defined meta:name="WorkbookGuid">e90533f1-306b-4e8d-a521-0732ae2143d7</meta:user-defined>
  </office:meta>
</office:document-meta>
</file>